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afc2" officeooo:paragraph-rsid="0018afc2" style:font-weight-asian="bold" style:font-weight-complex="bold"/>
    </style:style>
    <style:style style:name="P2" style:family="paragraph" style:parent-style-name="Standard">
      <style:text-properties officeooo:paragraph-rsid="0018afc2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8afc2" officeooo:paragraph-rsid="0018afc2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ad1a1" officeooo:paragraph-rsid="001ad1a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8afc2" officeooo:paragraph-rsid="0018afc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8afc2" officeooo:paragraph-rsid="00249f5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25ed" officeooo:paragraph-rsid="002035f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a25ed" officeooo:paragraph-rsid="001a25ed" style:font-weight-asian="normal" style:font-weight-complex="normal"/>
    </style:style>
    <style:style style:name="P9" style:family="paragraph" style:parent-style-name="Standard">
      <style:text-properties officeooo:paragraph-rsid="002035fe"/>
    </style:style>
    <style:style style:name="P10" style:family="paragraph" style:parent-style-name="Standard">
      <style:text-properties style:text-underline-style="none" fo:font-weight="normal" officeooo:rsid="00249f50" officeooo:paragraph-rsid="00249f5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59129" officeooo:paragraph-rsid="00259129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8afc2" officeooo:paragraph-rsid="0018afc2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59129" officeooo:paragraph-rsid="00259129" style:font-weight-asian="normal" style:font-weight-complex="normal"/>
    </style:style>
    <style:style style:name="T1" style:family="text">
      <style:text-properties officeooo:rsid="001a25ed"/>
    </style:style>
    <style:style style:name="T2" style:family="text">
      <style:text-properties style:text-underline-style="none" fo:font-weight="normal" officeooo:rsid="0018afc2" style:font-weight-asian="normal" style:font-weight-complex="normal"/>
    </style:style>
    <style:style style:name="T3" style:family="text">
      <style:text-properties style:text-underline-style="none" fo:font-weight="normal" officeooo:rsid="001a25ed" style:font-weight-asian="normal" style:font-weight-complex="normal"/>
    </style:style>
    <style:style style:name="T4" style:family="text">
      <style:text-properties style:text-underline-style="none" fo:font-weight="normal" officeooo:rsid="002035fe" style:font-weight-asian="normal" style:font-weight-complex="normal"/>
    </style:style>
    <style:style style:name="T5" style:family="text">
      <style:text-properties style:text-underline-style="none" fo:font-weight="normal" officeooo:rsid="00212387" style:font-weight-asian="normal" style:font-weight-complex="normal"/>
    </style:style>
    <style:style style:name="T6" style:family="text">
      <style:text-properties officeooo:rsid="002035fe"/>
    </style:style>
    <style:style style:name="T7" style:family="text">
      <style:text-properties officeooo:rsid="00212387"/>
    </style:style>
    <style:style style:name="T8" style:family="text">
      <style:text-properties fo:font-style="italic" style:text-underline-style="none" fo:font-weight="normal" officeooo:rsid="00212387" style:font-style-asian="italic" style:font-weight-asian="normal" style:font-style-complex="italic" style:font-weight-complex="normal"/>
    </style:style>
    <style:style style:name="T9" style:family="text">
      <style:text-properties fo:font-style="normal" style:text-underline-style="none" fo:font-weight="normal" officeooo:rsid="00212387" style:font-style-asian="normal" style:font-weight-asian="normal" style:font-style-complex="normal" style:font-weight-complex="normal"/>
    </style:style>
    <style:style style:name="T10" style:family="text">
      <style:text-properties officeooo:rsid="00249f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olution experiment</text:p>
      <text:p text:style-name="P3">Experiment summary</text:p>
      <text:p text:style-name="P5">Evolve two <text:span text:style-name="T1">labelled</text:span> rhizobia strains in:</text:p>
      <text:p text:style-name="P5">- soil</text:p>
      <text:p text:style-name="P5">- soil with community (co-evolving)</text:p>
      <text:p text:style-name="P5">- culture?</text:p>
      <text:p text:style-name="P5"/>
      <text:p text:style-name="P5">After 10 weeks (10 transfers), measure relative fitness of ancestral and evolved strains.</text:p>
      <text:p text:style-name="P5">- Soil (ancestral vs soil-evolved)</text:p>
      <text:p text:style-name="P5">- <text:span text:style-name="T1">Soil commun</text:span><text:span text:style-name="T6">ity</text:span><text:span text:style-name="T1"> (ancestral vs soil-evolved w/community)</text:span></text:p>
      <text:p text:style-name="P5">- Plant (co-inoculate ancestor and evolved strain, then measure nodule fitness after 3 or 6 weeks)</text:p>
      <text:p text:style-name="P2"><text:span text:style-name="T2">- </text:span><text:span text:style-name="T3">Plant community (co-inoculate ancestor, evolved strain w/ community and co-evolved community, then measure nodule fitness after 3 or 6 weeks)</text:span></text:p>
      <text:p text:style-name="P3"/>
      <text:p text:style-name="P3">Experimental design</text:p>
      <text:p text:style-name="P7">- 6 single-colony replicates (ancestors)</text:p>
      <text:p text:style-name="P7">- 10 weeks of weekly transfers <text:span text:style-name="T6">to produce evolved strains</text:span></text:p>
      <text:p text:style-name="P7">- <text:span text:style-name="T6">6 replicates evolved alone</text:span></text:p>
      <text:p text:style-name="P7">- <text:span text:style-name="T6">6 replicates evolved with community (using same set of ancestral replicates)</text:span></text:p>
      <text:p text:style-name="P7">- <text:span text:style-name="T6">2 strains</text:span></text:p>
      <text:p text:style-name="P7">- <text:span text:style-name="T6">Total of 24 evolved replicates (12 per strain)</text:span></text:p>
      <text:p text:style-name="P7">- <text:span text:style-name="T6">Each transfer, the labelled strain is isolated and inoculated into a new microcosm. New community culture is added from frozen stock (as opposed to transferring soil wash)</text:span></text:p>
      <text:p text:style-name="P9"><text:span text:style-name="T3">- </text:span><text:span text:style-name="T4">At the end of the evolution phase, test symbiont effectiveness (single strain inoculations, measure number of nodules and relative plant growth) and </text:span><text:span text:style-name="T5">competitive fitness in soil microcosms (co-inoculations of ancestral strains vs evolved strains). We will be able to detect evolutionary tradeoffs in nitrogen fixation effectiveness vs soil fitness, but not in </text:span><text:span text:style-name="T8">in planta </text:span><text:span text:style-name="T9">fitness vs soil fitness. </text:span></text:p>
      <text:p text:style-name="P8">- <text:span text:style-name="T7">How long do I need to incubate isolated labelled strains for between transfers? A lag of one day/week spread over 10 weeks increases the total time by a week and a half. </text:span></text:p>
      <text:p text:style-name="P3"/>
      <text:p text:style-name="P3">Prepare rhizobia <text:span text:style-name="T10">background </text:span>community</text:p>
      <text:p text:style-name="P5">- <text:span text:style-name="T10">Make streak plates for each strain in the community.</text:span></text:p>
      <text:p text:style-name="P5">- <text:span text:style-name="T10">Grow three replicate clones for each strain in glass TY microcosms.</text:span></text:p>
      <text:p text:style-name="P5">- <text:span text:style-name="T10">Cryopreserve these clones</text:span></text:p>
      <text:p text:style-name="P6">- <text:span text:style-name="T10">Dilute one clone for each strain to the same OD and combine to make a “master” stock.</text:span></text:p>
      <text:p text:style-name="P10">- Cryopreserve the master stock.</text:p>
      <text:p text:style-name="P5"/>
      <text:p text:style-name="P4">Preserving ancestral strains</text:p>
      <text:p text:style-name="P5">- <text:span text:style-name="T10">For the marked strain(s), make streak plates and isolate 6 clones. Perhaps split these clones into three separate tubes (three replicates for each clone) to ensure I have backups.</text:span></text:p>
      <text:p text:style-name="P5">- <text:span text:style-name="T10">Cryopreserve the 6 * replicate clones.</text:span></text:p>
      <text:p text:style-name="P5">- <text:span text:style-name="T10">These represent the ancestor.</text:span></text:p>
      <text:p text:style-name="P3"/>
      <text:p text:style-name="P13">Initial setup of soil microcosms</text:p>
      <text:p text:style-name="P11">- We have two soil types, A and B. Fill 24 falcon tubes with the soil and autoclave these twice, two(?) days apart.</text:p>
      <text:p text:style-name="P11">- Inoculate soil microcosms under hood with X millilitres of Y Optical Density labelled strain. Label each tube with the strain, ancestral number, and whether or not the soil contains a background community.</text:p>
      <text:p text:style-name="P11">- Wrap falcon tubes in foil?</text:p>
      <text:p text:style-name="P11">- Put these tubes in the growth room for X days.</text:p>
      <text:p text:style-name="P11"/>
      <text:p text:style-name="P11"><text:soft-page-break/></text:p>
      <text:p text:style-name="P3"/>
      <text:p text:style-name="P3">Experiment<text:span text:style-name="T6">al design justification</text:span></text:p>
      <text:p text:style-name="P5">- <text:span text:style-name="T6">replacement of community each transfer makes it more likely we definitely recover our labelled strain, which might go extinct under co-evolution. This also makes the evolutionary pressure the labelled strain is evolving against stati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0:32:24.087194597</meta:creation-date>
    <dc:date>2021-02-01T11:51:14.801253944</dc:date>
    <meta:editing-duration>PT46M7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2" meta:paragraph-count="38" meta:word-count="461" meta:character-count="2857" meta:non-whitespace-character-count="2432"/>
  </office:meta>
</office:document-meta>
</file>